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07H18M15.079051S" calcext:value-type="time">
            <text:p>1507:1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3]-[.B283] &gt; 0; [.C283]-[.B2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3]-[.F283] &gt; 0; [.G283]-[.F283]; 0)" office:value-type="time" office:time-value="PT00H00M00S" calcext:value-type="time">
            <text:p>00:00</text:p>
          </table:table-cell>
          <table:table-cell table:formula="of:=[.D283]+[.H2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5]-[.B285] &gt; 0; [.C285]-[.B2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07:52:53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4T16:39:44.426000000</dc:date>
    <meta:editing-duration>P67DT3H32M51S</meta:editing-duration>
    <meta:editing-cycles>1770</meta:editing-cycles>
    <meta:generator>LibreOffice/7.2.6.2$Windows_X86_64 LibreOffice_project/b0ec3a565991f7569a5a7f5d24fed7f52653d754</meta:generator>
    <dc:creator>Benjamin Laws</dc:creator>
    <meta:document-statistic meta:table-count="2" meta:cell-count="2131" meta:object-count="0"/>
  </office:meta>
</office:document-meta>
</file>